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background-color="#ffffff" fo:margin-top="0cm" style:page-number="1"/>
    </style:style>
    <style:style style:name="T1_1" style:family="text">
      <style:text-properties style:font-name="Calibri" fo:font-size="12pt" style:font-name-asian="Calibri" style:font-size-asian="12pt" style:font-name-complex="Calibri" style:font-size-complex="12pt"/>
    </style:style>
    <style:style style:name="P2" style:family="paragraph" style:parent-style-name="Standard">
      <style:paragraph-properties fo:background-color="#ffffff" fo:margin-top="0cm"/>
      <style:text-properties style:font-name="Calibri" fo:font-size="12pt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background-color="#ffffff" fo:margin-top="0cm"/>
    </style:style>
    <style:style style:name="T3_1" style:family="text">
      <style:text-properties style:font-name="Calibri" fo:font-size="12pt" style:font-name-asian="Calibri" style:font-size-asian="12pt" style:font-name-complex="Calibri" style:font-size-complex="12pt"/>
    </style:style>
    <style:style style:name="P4" style:family="paragraph" style:parent-style-name="Standard">
      <style:paragraph-properties fo:background-color="#ffffff" fo:margin-top="0cm"/>
      <style:text-properties style:font-name="Calibri" fo:font-size="12pt" style:font-name-asian="Calibri" style:font-size-asian="12pt" style:font-name-complex="Calibri" style:font-size-complex="12pt"/>
    </style:style>
    <style:style style:name="P5" style:family="paragraph" style:parent-style-name="Standard">
      <style:paragraph-properties fo:background-color="#ffffff" fo:margin-top="0cm"/>
    </style:style>
    <style:style style:name="T5_1" style:family="text">
      <style:text-properties style:font-name="Calibri" fo:font-size="12pt" style:font-name-asian="Calibri" style:font-size-asian="12pt" style:font-name-complex="Calibri" style:font-size-complex="12pt"/>
    </style:style>
    <style:style style:name="P6" style:family="paragraph" style:parent-style-name="Standard">
      <style:paragraph-properties fo:background-color="#ffffff" fo:margin-top="0cm"/>
      <style:text-properties style:font-name="Calibri" fo:font-size="12pt" style:font-name-asian="Calibri" style:font-size-asian="12pt" style:font-name-complex="Calibri" style:font-size-complex="12pt"/>
    </style:style>
    <style:style style:name="P7" style:family="paragraph" style:parent-style-name="Standard">
      <style:paragraph-properties fo:background-color="#ffffff" fo:margin-top="0cm"/>
    </style:style>
    <style:style style:name="T7_1" style:family="text">
      <style:text-properties style:font-name="Calibri" fo:font-size="12pt" style:font-name-asian="Calibri" style:font-size-asian="12pt" style:font-name-complex="Calibri" style:font-size-complex="12pt"/>
    </style:style>
    <style:style style:name="P8" style:family="paragraph" style:parent-style-name="Standard">
      <style:paragraph-properties fo:background-color="#ffffff" fo:margin-top="0cm"/>
      <style:text-properties style:font-name="Calibri" fo:font-size="12pt" style:font-name-asian="Calibri" style:font-size-asian="12pt" style:font-name-complex="Calibri" style:font-size-complex="12pt"/>
    </style:style>
    <style:style style:name="P9" style:family="paragraph" style:parent-style-name="Standard">
      <style:paragraph-properties fo:background-color="#ffffff" fo:margin-top="0cm"/>
    </style:style>
    <style:style style:name="T9_1" style:family="text">
      <style:text-properties style:font-name="Calibri" fo:font-size="12pt" style:font-name-asian="Calibri" style:font-size-asian="12pt" style:font-name-complex="Calibri" style:font-size-complex="12pt"/>
    </style:style>
    <style:style style:name="T9_2" style:family="text" style:parent-style-name="Standard"/>
    <style:style style:name="P10" style:family="paragraph" style:parent-style-name="Normal"/>
    <style:style style:name="T10_1" style:family="text"/>
    <style:style style:name="T10_2" style:family="text" style:parent-style-name="Standard"/>
    <style:style style:name="P11" style:family="paragraph" style:parent-style-name="Normal"/>
    <style:style style:name="T11_1" style:family="text"/>
    <style:style style:name="T11_2" style:family="text" style:parent-style-name="Standard"/>
    <style:style style:name="P12" style:family="paragraph" style:parent-style-name="Normal"/>
    <style:style style:name="T12_1" style:family="text"/>
    <style:style style:name="P13" style:family="paragraph" style:parent-style-name="Standard">
      <style:paragraph-properties fo:background-color="#ffffff" fo:margin-top="0cm"/>
      <style:text-properties style:font-name="Calibri" fo:font-size="12pt" style:font-name-asian="Calibri" style:font-size-asian="12pt" style:font-name-complex="Calibri" style:font-size-complex="12pt"/>
    </style:style>
    <style:style style:name="P14" style:family="paragraph" style:parent-style-name="Standard">
      <style:paragraph-properties fo:background-color="#ffffff" fo:margin-top="0cm"/>
    </style:style>
    <style:style style:name="T14_1" style:family="text">
      <style:text-properties style:font-name="Calibri" fo:font-size="12pt" style:font-name-asian="Calibri" style:font-size-asian="12pt" style:font-name-complex="Calibri" style:font-size-complex="12pt"/>
    </style:style>
    <style:style style:name="P15" style:family="paragraph" style:parent-style-name="Standard">
      <style:paragraph-properties fo:background-color="#ffffff" fo:margin-top="0cm"/>
      <style:text-properties style:font-name="Calibri" fo:font-size="12pt" style:font-name-asian="Calibri" style:font-size-asian="12pt" style:font-name-complex="Calibri" style:font-size-complex="12pt"/>
    </style:style>
    <style:style style:name="P16" style:family="paragraph" style:parent-style-name="Standard">
      <style:paragraph-properties fo:background-color="#ffffff" fo:margin-top="0cm"/>
    </style:style>
    <style:style style:name="T16_1" style:family="text">
      <style:text-properties style:font-name="Calibri" fo:font-size="12pt" style:font-name-asian="Calibri" style:font-size-asian="12pt" style:font-name-complex="Calibri" style:font-size-complex="12pt"/>
    </style:style>
    <style:style style:name="P17" style:family="paragraph" style:parent-style-name="Standard">
      <style:paragraph-properties fo:background-color="#ffffff" fo:margin-top="0cm"/>
      <style:text-properties style:font-name="Calibri" fo:font-size="12pt" style:font-name-asian="Calibri" style:font-size-asian="12pt" style:font-name-complex="Calibri" style:font-size-complex="12pt"/>
    </style:style>
    <style:style style:name="P18" style:family="paragraph" style:parent-style-name="Standard">
      <style:paragraph-properties fo:text-indent="-0.635cm" fo:margin-top="0cm" fo:margin-left="1.27cm" fo:margin-right="0cm"/>
    </style:style>
    <style:style style:name="T18_1" style:family="text">
      <style:text-properties style:font-name="Calibri" fo:font-size="12pt" style:font-name-asian="Calibri" style:font-size-asian="12pt" style:font-name-complex="Calibri" style:font-size-complex="12pt"/>
    </style:style>
    <style:style style:name="P19" style:family="paragraph" style:parent-style-name="Standard">
      <style:paragraph-properties fo:text-indent="-0.635cm" fo:margin-top="0cm" fo:margin-left="2.54cm" fo:margin-right="0cm"/>
    </style:style>
    <style:style style:name="T19_1" style:family="text">
      <style:text-properties style:font-name="Calibri" fo:font-size="12pt" style:font-name-asian="Calibri" style:font-size-asian="12pt" style:font-name-complex="Calibri" style:font-size-complex="12pt"/>
    </style:style>
    <style:style style:name="P20" style:family="paragraph" style:parent-style-name="Standard">
      <style:paragraph-properties fo:text-indent="-0.635cm" fo:margin-top="0cm" fo:margin-left="2.54cm" fo:margin-right="0cm"/>
    </style:style>
    <style:style style:name="T20_1" style:family="text">
      <style:text-properties style:font-name="Calibri" fo:font-size="12pt" style:font-name-asian="Calibri" style:font-size-asian="12pt" style:font-name-complex="Calibri" style:font-size-complex="12pt"/>
    </style:style>
    <style:style style:name="P21" style:family="paragraph" style:parent-style-name="Standard">
      <style:paragraph-properties fo:text-indent="-0.635cm" fo:margin-top="0cm" fo:margin-left="2.54cm" fo:margin-right="0cm"/>
    </style:style>
    <style:style style:name="T21_1" style:family="text">
      <style:text-properties style:font-name="Calibri" fo:font-size="12pt" style:font-name-asian="Calibri" style:font-size-asian="12pt" style:font-name-complex="Calibri" style:font-size-complex="12pt"/>
    </style:style>
    <style:style style:name="P22" style:family="paragraph" style:parent-style-name="Standard">
      <style:paragraph-properties fo:text-indent="-0.635cm" fo:margin-top="0cm" fo:margin-left="1.27cm" fo:margin-right="0cm"/>
    </style:style>
    <style:style style:name="T22_1" style:family="text">
      <style:text-properties style:font-name="Calibri" fo:font-size="12pt" style:font-name-asian="Calibri" style:font-size-asian="12pt" style:font-name-complex="Calibri" style:font-size-complex="12pt"/>
    </style:style>
    <style:style style:name="P23" style:family="paragraph" style:parent-style-name="Standard">
      <style:paragraph-properties fo:text-indent="-0.635cm" fo:margin-top="0cm" fo:margin-left="2.54cm" fo:margin-right="0cm"/>
    </style:style>
    <style:style style:name="T23_1" style:family="text">
      <style:text-properties style:font-name="Calibri" fo:font-size="12pt" style:font-name-asian="Calibri" style:font-size-asian="12pt" style:font-name-complex="Calibri" style:font-size-complex="12pt"/>
    </style:style>
    <style:style style:name="P24" style:family="paragraph" style:parent-style-name="Standard">
      <style:paragraph-properties fo:text-indent="-0.635cm" fo:margin-top="0cm" fo:margin-left="2.54cm" fo:margin-right="0cm"/>
    </style:style>
    <style:style style:name="T24_1" style:family="text">
      <style:text-properties style:font-name="Calibri" fo:font-size="12pt" style:font-name-asian="Calibri" style:font-size-asian="12pt" style:font-name-complex="Calibri" style:font-size-complex="12pt"/>
    </style:style>
    <style:style style:name="P25" style:family="paragraph" style:parent-style-name="Standard">
      <style:paragraph-properties fo:text-indent="-0.635cm" fo:margin-top="0cm" fo:margin-left="2.54cm" fo:margin-right="0cm"/>
    </style:style>
    <style:style style:name="T25_1" style:family="text">
      <style:text-properties style:font-name="Calibri" fo:font-size="12pt" style:font-name-asian="Calibri" style:font-size-asian="12pt" style:font-name-complex="Calibri" style:font-size-complex="12pt"/>
    </style:style>
    <style:style style:name="P26" style:family="paragraph" style:parent-style-name="Standard">
      <style:paragraph-properties fo:background-color="#ffffff" fo:margin-top="0cm"/>
    </style:style>
    <style:style style:name="T26_1" style:family="text">
      <style:text-properties style:font-name="Calibri" fo:font-size="12pt" style:font-name-asian="Calibri" style:font-size-asian="12pt" style:font-name-complex="Calibri" style:font-size-complex="12pt"/>
    </style:style>
    <style:style style:name="P27" style:family="paragraph" style:parent-style-name="Standard">
      <style:paragraph-properties fo:background-color="#ffffff" fo:margin-top="0cm"/>
    </style:style>
    <style:style style:name="T27_1" style:family="text">
      <style:text-properties style:font-name="Calibri" fo:font-size="12pt" style:font-name-asian="Calibri" style:font-size-asian="12pt" style:font-name-complex="Calibri" style:font-size-complex="12pt"/>
    </style:style>
    <style:style style:name="P28" style:family="paragraph" style:parent-style-name="Standard">
      <style:paragraph-properties fo:background-color="#ffffff" fo:margin-top="0cm"/>
      <style:text-properties style:font-name="Calibri" fo:font-size="12pt" style:font-name-asian="Calibri" style:font-size-asian="12pt" style:font-name-complex="Calibri" style:font-size-complex="12pt"/>
    </style:style>
    <style:style style:name="P29" style:family="paragraph" style:parent-style-name="Standard">
      <style:paragraph-properties fo:background-color="#ffffff" fo:margin-top="0cm"/>
    </style:style>
    <style:style style:name="T29_1" style:family="text">
      <style:text-properties style:font-name="Calibri" fo:font-size="12pt" style:font-name-asian="Calibri" style:font-size-asian="12pt" style:font-name-complex="Calibri" style:font-size-complex="12pt"/>
    </style:style>
    <style:style style:name="P30" style:family="paragraph" style:parent-style-name="Standard">
      <style:paragraph-properties fo:background-color="#ffffff" fo:margin-top="0cm"/>
    </style:style>
    <style:style style:name="T30_1" style:family="text">
      <style:text-properties style:font-name="Calibri" fo:font-size="12pt" style:font-name-asian="Calibri" style:font-size-asian="12pt" style:font-name-complex="Calibri" style:font-size-complex="12pt"/>
    </style:style>
    <style:style style:name="P31" style:family="paragraph" style:parent-style-name="Standard">
      <style:paragraph-properties fo:background-color="#ffffff" fo:margin-top="0cm"/>
      <style:text-properties style:font-name="Calibri" fo:font-size="12pt" style:font-name-asian="Calibri" style:font-size-asian="12pt" style:font-name-complex="Calibri" style:font-size-complex="12pt"/>
    </style:style>
    <style:style style:name="P32" style:family="paragraph" style:parent-style-name="Standard">
      <style:paragraph-properties fo:margin-top="0cm" fo:margin-bottom="0cm"/>
    </style:style>
  </office:automatic-styles>
  <office:body>
    <office:text>
      <text:p text:style-name="P1"><text:span text:style-name="T1_1">To<text:s/>whom<text:s/>it<text:s/>may<text:s/>concern,</text:span></text:p>
      <text:p text:style-name="P2"/>
      <text:p text:style-name="P3"><text:span text:style-name="T3_1">My<text:s/>name<text:s/>is<text:s/>Lorcan<text:s/>Bermingham<text:s/>and<text:s/>I<text:s/>am<text:s/>studying<text:s/>at<text:s/>Carlow<text:s/>Institute<text:s/>of<text:s/>Technology.<text:s/>I<text:s/>am<text:s/>currently<text:s/>in<text:s/>my<text:s/>fourth<text:s/>year<text:s/>of<text:s/>software<text:s/>development.</text:span></text:p>
      <text:p text:style-name="P4"/>
      <text:p text:style-name="P5"><text:span text:style-name="T5_1">I<text:s/>am<text:s/>developing<text:s/>an<text:s/>application<text:s/>that<text:s/>will<text:s/>target<text:s/>patients<text:s/>with<text:s/>Cystic<text:s/>Fibrosis.<text:s/>I<text:s/>will<text:s/>be<text:s/>looking<text:s/>at<text:s/>a<text:s/>specific<text:s/>age<text:s/>range<text:s/>12<text:s/>to<text:s/>18.<text:s/>The<text:s/>application<text:s/>will<text:s/>monitor<text:s/>two<text:s/>specific<text:s/>areas,<text:s/>the<text:s/>first<text:s/>will<text:s/>be<text:s/>physical<text:s/>activity<text:s/>and<text:s/>the<text:s/>second<text:s/>will<text:s/>be<text:s/>eating<text:s/>habits.<text:s/>This<text:s/>data<text:s/>will<text:s/>be<text:s/>monitored<text:s/>between<text:s/>doctor<text:s/>appointments.</text:span></text:p>
      <text:p text:style-name="P6"/>
      <text:p text:style-name="P7"><text:span text:style-name="T7_1">The<text:s/>aim<text:s/>of<text:s/>this<text:s/>application<text:s/>is<text:s/>to<text:s/>give<text:s/>a<text:s/>patients<text:s/>team<text:s/>of<text:s/>doctors<text:s/>the<text:s/>ability<text:s/>to<text:s/>get<text:s/>a<text:s/>complete<text:s/>overview<text:s/>of<text:s/>their<text:s/>patient's<text:s/>health<text:s/>throughout<text:s/>the<text:s/>period<text:s/>since<text:s/>their<text:s/>last<text:s/>appointment.<text:s text:c="2"/></text:span></text:p>
      <text:p text:style-name="P8"/>
      <text:p text:style-name="P9"><text:span text:style-name="T9_1">The<text:s/>reason<text:s/>that<text:s/>I<text:s/>have<text:s/>chosen<text:s/>that<text:s/>age<text:s/>range<text:s/>as<text:s/>my<text:s/>sister<text:s/>Rachel<text:s/>has<text:s/>CF<text:s/>and<text:s/>through<text:s/>her<text:s/>early<text:s/>years<text:s/>(12<text:s/>to<text:s/>16)<text:s/>she<text:s/>was<text:s/>relatively<text:s/>healthy<text:s/>and<text:s/>would<text:s/>only<text:s/>see<text:s/>her<text:s/>doctors<text:s/>in<text:s/>Crumlin<text:s/>every<text:s/>3<text:s/>months.<text:s/>Once<text:s/>she<text:s/>turned<text:s/>17<text:s/>though<text:s/>that<text:s/>changed<text:s/>and<text:s/>she<text:s/>began<text:s/>to<text:s/>slip<text:s/>and<text:s/>had<text:s/>to<text:s/>go<text:s/>into<text:s/>hospital<text:s/>more<text:s/>and<text:s/>more<text:s/>but<text:s/>there<text:s/>was<text:s/>no<text:s/>definitive<text:s/>reason<text:s/>why.<text:s/>I<text:s/>know<text:s/>that<text:s/>every<text:s/>patient<text:s/>with<text:s/>CF<text:s/>is<text:s/>different<text:s/>and<text:s/>have<text:s/>their<text:s/>own<text:s/>individual<text:s/>symptoms.
</text:span><text:span text:style-name="T9_2"><office:annotation><dc:creator>Grammarly</dc:creator><text:p text:style-name="P10"><text:span text:style-name="T10_1">Deleted:is<text:s/>bec</text:span></text:p></office:annotation></text:span><text:span text:style-name="T10_2"><office:annotation><dc:creator>Grammarly</dc:creator><text:p text:style-name="P11"><text:span text:style-name="T11_1">Deleted:u</text:span></text:p></office:annotation></text:span><text:span text:style-name="T11_2"><office:annotation><dc:creator>Grammarly</dc:creator><text:p text:style-name="P12"><text:span text:style-name="T12_1">Deleted:e</text:span></text:p></office:annotation></text:span></text:p>
      <text:p text:style-name="P13"/>
      <text:p text:style-name="P14"><text:span text:style-name="T14_1">I<text:s/>hope<text:s/>that<text:s/>this<text:s/>application<text:s/>will<text:s/>be<text:s/>able<text:s/>to<text:s/>give<text:s/>a<text:s/>team<text:s/>of<text:s/>doctors<text:s/>more<text:s/>information<text:s/>from<text:s/>the<text:s/>patient<text:s/>when<text:s/>they<text:s/>are<text:s/>healthy<text:s/>straight<text:s/>through<text:s/>to<text:s/>when<text:s/>and<text:s/>if<text:s/>they<text:s/>begin<text:s/>to<text:s/>decline.<text:s/>The<text:s/>application<text:s/>will<text:s/>monitor<text:s/>how<text:s/>active<text:s/>the<text:s/>patient<text:s/>is,<text:s/>including<text:s/>any<text:s/>sports<text:s/>groups<text:s/>they<text:s/>are<text:s/>part<text:s/>of<text:s/>and<text:s/>I<text:s/>will<text:s/>be<text:s/>using<text:s/>a<text:s/>food<text:s/>diary<text:s/>to<text:s/>monitor<text:s/>eating<text:s/>habits.<text:s/>All<text:s/>of<text:s/>this<text:s/>data<text:s/>then<text:s/>will<text:s/>be<text:s/>displayed<text:s/>to<text:s/>that<text:s/>patient's<text:s/>doctor<text:s/>for<text:s/>them<text:s/>to<text:s/>review.</text:span></text:p>
      <text:p text:style-name="P15"/>
      <text:p text:style-name="P16"><text:span text:style-name="T16_1">Application<text:s/>Main<text:s/>Points<text:s/>:</text:span></text:p>
      <text:p text:style-name="P17"/>
      <text:list text:style-name="LS2" xml:id="list0">
        <text:list-item>
          <text:p text:style-name="P18"><text:span text:style-name="T18_1">Patient<text:s/>Activity</text:span></text:p>
          <text:list>
            <text:list-item>
              <text:p text:style-name="P19"><text:span text:style-name="T19_1">Motion<text:s/>sensor</text:span></text:p>
            </text:list-item>
            <text:list-item>
              <text:p text:style-name="P20"><text:span text:style-name="T20_1">sport<text:s/>tracker</text:span></text:p>
            </text:list-item>
            <text:list-item>
              <text:p text:style-name="P21"><text:span text:style-name="T21_1">Possible<text:s/>Lung<text:s/>Function<text:s/>Test</text:span></text:p>
            </text:list-item>
          </text:list>
        </text:list-item>
        <text:list-item>
          <text:p text:style-name="P22"><text:span text:style-name="T22_1">Food<text:s/>Monitor</text:span></text:p>
          <text:list>
            <text:list-item>
              <text:p text:style-name="P23"><text:span text:style-name="T23_1">Diary</text:span></text:p>
            </text:list-item>
            <text:list-item>
              <text:p text:style-name="P24"><text:span text:style-name="T24_1">Calorie<text:s/>counter</text:span></text:p>
            </text:list-item>
            <text:list-item>
              <text:p text:style-name="P25"><text:span text:style-name="T25_1">Creon<text:s/>counter</text:span></text:p>
            </text:list-item>
          </text:list>
        </text:list-item>
      </text:list>
      <text:p text:style-name="P26"><text:span text:style-name="T26_1"><text:s text:c="2"/></text:span></text:p>
      <text:p text:style-name="P27"><text:span text:style-name="T27_1">Above<text:s/>are<text:s/>the<text:s/>areas<text:s/>that<text:s/>I<text:s/>hope<text:s/>to<text:s/>cover<text:s/>with<text:s/>the<text:s/>application<text:s/>but<text:s/>I<text:s/>would<text:s/>like<text:s/>your<text:s/>input<text:s/>on<text:s/>what<text:s/>you<text:s/>would<text:s/>think<text:s/>of<text:s/>an<text:s/>application<text:s/>of<text:s/>this<text:s/>type<text:s/>and<text:s/>any<text:s/>recommendations<text:s/>would<text:s/>be<text:s/>greatly<text:s/>appreciated.</text:span></text:p>
      <text:p text:style-name="P28"/>
      <text:p text:style-name="P29"><text:span text:style-name="T29_1">Kind<text:s/>Regards,</text:span></text:p>
      <text:p text:style-name="P30"><text:span text:style-name="T30_1">Lorcan<text:s/>Bermingham</text:span></text:p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style:style style:name="List2Level0" style:family="text">
      <style:text-properties style:font-name="Calibri" fo:font-size="12pt" style:font-name-asian="Calibri" style:font-size-asian="12pt" style:font-name-complex="Calibri" style:font-size-complex="12pt" style:text-underline-style="none"/>
    </style:style>
    <style:style style:name="List2Level1" style:family="text">
      <style:text-properties style:font-name="Calibri" fo:font-size="12pt" style:font-name-asian="Calibri" style:font-size-asian="12pt" style:font-name-complex="Calibri" style:font-size-complex="12pt"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alibri" fo:font-size="12pt" style:font-name-asian="Calibri" style:font-size-asian="12pt" style:font-name-complex="Calibri" style:font-size-complex="12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alibri" fo:font-size="12pt" style:font-name-asian="Calibri" style:font-size-asian="12pt" style:font-name-complex="Calibri" style:font-size-complex="12pt" style:text-underline-style="none"/>
      </text:list-level-style-bullet>
      <text:list-level-style-bullet text:bullet-char="■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2" meta:paragraph-count="19" meta:row-count="0" meta:word-count="341" meta:character-count="1892" meta:non-whitespace-character-count="1570"/>
  </office:meta>
</office:document-meta>
</file>